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T1" style:family="text">
      <style:text-properties fo:language="pl" fo:country="P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an Karnowski – urodzony 16 maja 1886r. w Czarnowie. Sędzia, poeta kaszubski, ideolog ruchu Młodo-kaszubskiego, przyczynił się do jego rozwoju.</text:span> <text:span text:style-name="T1">Był absolwentem Królewskiego Gimnazjum w Chojnicach, działał w tajnym kole chojnickich filomatów. Później podjął też studia w pelplińskim seminarium, które jednak porzucił.</text:span> <text:span text:style-name="T1">Następnie zaczął studia w Fryburgu, gdzie nie przestawał pisać i tęsknić za Kaszubami. Zmarł 2 października 1939 r. w Wyrzysku. Zmarł w wyniku długotrwałej choroby serca. Został pochowany w Krostkowie. 11 grudnia 1947 r. uroczyście złożono jego prochy w Brusa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0T15:00:38.48</meta:creation-date>
    <dc:date>2022-11-23T17:28:23.75</dc:date>
    <meta:editing-duration>PT4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" meta:word-count="82" meta:character-count="579"/>
  </office:meta>
</office:document-meta>
</file>